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8" table:style-name="ce10" office:value-type="string" calcext:value-type="string">
            <text:p>per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5"/>
          <table:table-cell/>
          <table:table-cell table:style-name="ce5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 style:data-style-name="N2" text:time-value="22:45:09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1-01-01T22:46:17.270000000</dc:date>
    <meta:editing-duration>PT2H45M48S</meta:editing-duration>
    <meta:editing-cycles>29</meta:editing-cycles>
    <meta:document-statistic meta:table-count="1" meta:cell-count="89" meta:object-count="0"/>
  </office:meta>
</office:document-meta>
</file>